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eX Gyre DejaVu Math" svg:font-family="'TeX Gyre DejaVu Math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c43e"/>
    </style:style>
    <style:style style:name="P2" style:family="paragraph" style:parent-style-name="Standard">
      <style:text-properties officeooo:paragraph-rsid="01287e98"/>
    </style:style>
    <style:style style:name="P3" style:family="paragraph" style:parent-style-name="Preformatted_20_Text">
      <style:paragraph-properties fo:text-align="center" style:justify-single-word="false"/>
      <style:text-properties officeooo:paragraph-rsid="0022c43e"/>
    </style:style>
    <style:style style:name="P4" style:family="paragraph" style:parent-style-name="Preformatted_20_Text">
      <style:text-properties officeooo:paragraph-rsid="0022c43e"/>
    </style:style>
    <style:style style:name="P5" style:family="paragraph" style:parent-style-name="Preformatted_20_Text">
      <style:text-properties officeooo:paragraph-rsid="002f7b72"/>
    </style:style>
    <style:style style:name="P6" style:family="paragraph" style:parent-style-name="Preformatted_20_Text">
      <style:text-properties officeooo:paragraph-rsid="0035710d"/>
    </style:style>
    <style:style style:name="P7" style:family="paragraph" style:parent-style-name="Preformatted_20_Text">
      <style:paragraph-properties fo:text-align="start" style:justify-single-word="false"/>
      <style:text-properties officeooo:paragraph-rsid="003aabe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7e98"/>
    </style:style>
    <style:style style:name="P9" style:family="paragraph" style:parent-style-name="Preformatted_20_Text">
      <style:paragraph-properties fo:text-align="start" style:justify-single-word="false"/>
      <style:text-properties officeooo:paragraph-rsid="017d30ea"/>
    </style:style>
    <style:style style:name="P10" style:family="paragraph" style:parent-style-name="Preformatted_20_Text">
      <style:text-properties officeooo:paragraph-rsid="00678709"/>
    </style:style>
    <style:style style:name="P11" style:family="paragraph" style:parent-style-name="Preformatted_20_Text">
      <style:text-properties officeooo:paragraph-rsid="006b4885"/>
    </style:style>
    <style:style style:name="P12" style:family="paragraph" style:parent-style-name="Preformatted_20_Text">
      <style:text-properties officeooo:paragraph-rsid="00756d1d"/>
    </style:style>
    <style:style style:name="P13" style:family="paragraph" style:parent-style-name="Preformatted_20_Text">
      <style:text-properties officeooo:paragraph-rsid="0079bc09"/>
    </style:style>
    <style:style style:name="P14" style:family="paragraph" style:parent-style-name="Preformatted_20_Text">
      <style:text-properties officeooo:paragraph-rsid="0096f795"/>
    </style:style>
    <style:style style:name="P15" style:family="paragraph" style:parent-style-name="Preformatted_20_Text">
      <style:text-properties officeooo:paragraph-rsid="009f4d57"/>
    </style:style>
    <style:style style:name="P16" style:family="paragraph" style:parent-style-name="Preformatted_20_Text">
      <style:text-properties officeooo:paragraph-rsid="00a37ebc"/>
    </style:style>
    <style:style style:name="P17" style:family="paragraph" style:parent-style-name="Preformatted_20_Text">
      <style:text-properties officeooo:paragraph-rsid="00aacdcf"/>
    </style:style>
    <style:style style:name="P18" style:family="paragraph" style:parent-style-name="Preformatted_20_Text">
      <style:text-properties officeooo:paragraph-rsid="00ac928b"/>
    </style:style>
    <style:style style:name="P19" style:family="paragraph" style:parent-style-name="Preformatted_20_Text">
      <style:text-properties officeooo:paragraph-rsid="00ae90f7"/>
    </style:style>
    <style:style style:name="P20" style:family="paragraph" style:parent-style-name="Preformatted_20_Text">
      <style:text-properties officeooo:paragraph-rsid="00b21534"/>
    </style:style>
    <style:style style:name="P21" style:family="paragraph" style:parent-style-name="Preformatted_20_Text">
      <style:text-properties officeooo:paragraph-rsid="00b69bd8"/>
    </style:style>
    <style:style style:name="P22" style:family="paragraph" style:parent-style-name="Preformatted_20_Text">
      <style:text-properties officeooo:paragraph-rsid="00f61edd"/>
    </style:style>
    <style:style style:name="P23" style:family="paragraph" style:parent-style-name="Preformatted_20_Text">
      <style:text-properties officeooo:paragraph-rsid="0101ad51"/>
    </style:style>
    <style:style style:name="P24" style:family="paragraph" style:parent-style-name="Preformatted_20_Text">
      <style:text-properties officeooo:paragraph-rsid="010b41f9"/>
    </style:style>
    <style:style style:name="P25" style:family="paragraph" style:parent-style-name="Preformatted_20_Text">
      <style:text-properties officeooo:paragraph-rsid="011284dc"/>
    </style:style>
    <style:style style:name="P26" style:family="paragraph" style:parent-style-name="Preformatted_20_Text">
      <style:text-properties officeooo:paragraph-rsid="0113e846"/>
    </style:style>
    <style:style style:name="P27" style:family="paragraph" style:parent-style-name="Preformatted_20_Text">
      <style:text-properties officeooo:paragraph-rsid="01287e98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paragraph-rsid="0022c43e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officeooo:paragraph-rsid="00578a7a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officeooo:paragraph-rsid="0022c43e"/>
    </style:style>
    <style:style style:name="P3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3aabe0"/>
    </style:style>
    <style:style style:name="P3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3bfb23"/>
    </style:style>
    <style:style style:name="P3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a0c2ab"/>
    </style:style>
    <style:style style:name="P3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1071140"/>
    </style:style>
    <style:style style:name="P3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11d0ce3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officeooo:paragraph-rsid="00b9ea2c"/>
    </style:style>
    <style:style style:name="P37" style:family="paragraph" style:parent-style-name="Preformatted_20_Text">
      <style:paragraph-properties fo:margin-left="0cm" fo:margin-right="0cm" fo:text-indent="0cm" style:auto-text-indent="false"/>
      <style:text-properties officeooo:paragraph-rsid="019c5885"/>
    </style:style>
    <style:style style:name="P38" style:family="paragraph" style:parent-style-name="Preformatted_20_Text">
      <style:paragraph-properties fo:margin-left="0cm" fo:margin-right="0cm" fo:text-indent="0cm" style:auto-text-indent="false"/>
      <style:text-properties officeooo:paragraph-rsid="01a0cdfa"/>
    </style:style>
    <style:style style:name="P39" style:family="paragraph" style:parent-style-name="Preformatted_20_Text">
      <style:paragraph-properties fo:margin-left="0cm" fo:margin-right="0cm" fo:text-indent="0cm" style:auto-text-indent="false"/>
      <style:text-properties officeooo:paragraph-rsid="01aa7593"/>
    </style:style>
    <style:style style:name="P40" style:family="paragraph" style:parent-style-name="Preformatted_20_Text">
      <style:paragraph-properties fo:margin-left="0cm" fo:margin-right="0cm" fo:text-indent="0cm" style:auto-text-indent="false"/>
      <style:text-properties officeooo:paragraph-rsid="002f7b72"/>
    </style:style>
    <style:style style:name="P41" style:family="paragraph" style:parent-style-name="Preformatted_20_Text">
      <style:paragraph-properties fo:margin-left="0cm" fo:margin-right="0cm" fo:text-indent="0cm" style:auto-text-indent="false"/>
      <style:text-properties officeooo:paragraph-rsid="012c24ba"/>
    </style:style>
    <style:style style:name="P42" style:family="paragraph" style:parent-style-name="Preformatted_20_Text">
      <style:paragraph-properties fo:margin-left="0cm" fo:margin-right="0cm" fo:text-indent="0cm" style:auto-text-indent="false"/>
      <style:text-properties officeooo:paragraph-rsid="012f37dc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officeooo:paragraph-rsid="013aff15"/>
    </style:style>
    <style:style style:name="P44" style:family="paragraph" style:parent-style-name="Preformatted_20_Text">
      <style:paragraph-properties fo:margin-left="0cm" fo:margin-right="0cm" fo:text-indent="0cm" style:auto-text-indent="false"/>
      <style:text-properties officeooo:paragraph-rsid="014b52a5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paragraph-rsid="01733b9e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officeooo:paragraph-rsid="017b3f83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officeooo:paragraph-rsid="018e7014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officeooo:paragraph-rsid="01a236cf"/>
    </style:style>
    <style:style style:name="P49" style:family="paragraph" style:parent-style-name="Preformatted_20_Text">
      <style:paragraph-properties fo:margin-left="0cm" fo:margin-right="0cm" fo:text-indent="0cm" style:auto-text-indent="false" fo:break-before="page"/>
      <style:text-properties officeooo:paragraph-rsid="017e5806"/>
    </style:style>
    <style:style style:name="P50" style:family="paragraph" style:parent-style-name="Preformatted_20_Text">
      <style:paragraph-properties fo:break-before="page"/>
      <style:text-properties officeooo:paragraph-rsid="00867ce1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 officeooo:rsid="004b4705" style:font-size-asian="10pt" style:font-size-complex="10pt"/>
    </style:style>
    <style:style style:name="T3" style:family="text">
      <style:text-properties fo:font-size="13pt" officeooo:rsid="017e5806" style:font-size-asian="10pt" style:font-size-complex="10pt"/>
    </style:style>
    <style:style style:name="T4" style:family="text">
      <style:text-properties fo:font-size="13pt" fo:font-style="normal" officeooo:rsid="017d30ea" style:font-size-asian="10pt" style:font-style-asian="normal" style:font-size-complex="10pt" style:font-style-complex="normal"/>
    </style:style>
    <style:style style:name="T5" style:family="text">
      <style:text-properties fo:font-size="15pt" officeooo:rsid="002595d6" style:font-size-asian="10pt" style:font-size-complex="10pt"/>
    </style:style>
    <style:style style:name="T6" style:family="text">
      <style:text-properties officeooo:rsid="0035710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e40c9" style:font-style-asian="italic" style:font-style-complex="italic"/>
    </style:style>
    <style:style style:name="T9" style:family="text">
      <style:text-properties fo:font-style="italic" officeooo:rsid="00555ea2" style:font-style-asian="italic" style:font-style-complex="italic"/>
    </style:style>
    <style:style style:name="T10" style:family="text">
      <style:text-properties fo:font-style="italic" officeooo:rsid="0070b2f9" style:font-style-asian="italic" style:font-style-complex="italic"/>
    </style:style>
    <style:style style:name="T11" style:family="text">
      <style:text-properties fo:font-style="italic" officeooo:rsid="01a6fb36" style:font-style-asian="italic" style:font-style-complex="italic"/>
    </style:style>
    <style:style style:name="T12" style:family="text">
      <style:text-properties fo:font-style="italic" officeooo:rsid="003aabe0" style:font-size-asian="10pt" style:font-style-asian="italic" style:font-size-complex="10pt" style:font-style-complex="italic"/>
    </style:style>
    <style:style style:name="T13" style:family="text">
      <style:text-properties officeooo:rsid="002595d6" style:font-size-asian="10pt" style:font-size-complex="10pt"/>
    </style:style>
    <style:style style:name="T14" style:family="text">
      <style:text-properties officeooo:rsid="003aabe0" style:font-size-asian="10pt" style:font-size-complex="10pt"/>
    </style:style>
    <style:style style:name="T15" style:family="text">
      <style:text-properties officeooo:rsid="003bfb23" style:font-size-asian="10pt" style:font-size-complex="10pt"/>
    </style:style>
    <style:style style:name="T16" style:family="text">
      <style:text-properties officeooo:rsid="003d7286" style:font-size-asian="10pt" style:font-size-complex="10pt"/>
    </style:style>
    <style:style style:name="T17" style:family="text">
      <style:text-properties officeooo:rsid="00a0c2ab" style:font-size-asian="10pt" style:font-size-complex="10pt"/>
    </style:style>
    <style:style style:name="T18" style:family="text">
      <style:text-properties officeooo:rsid="003e83e5"/>
    </style:style>
    <style:style style:name="T19" style:family="text">
      <style:text-properties officeooo:rsid="004fa17d"/>
    </style:style>
    <style:style style:name="T20" style:family="text">
      <style:text-properties officeooo:rsid="005ae120"/>
    </style:style>
    <style:style style:name="T21" style:family="text">
      <style:text-properties officeooo:rsid="0062d22e"/>
    </style:style>
    <style:style style:name="T22" style:family="text">
      <style:text-properties officeooo:rsid="00657d2f"/>
    </style:style>
    <style:style style:name="T23" style:family="text">
      <style:text-properties officeooo:rsid="00678709"/>
    </style:style>
    <style:style style:name="T24" style:family="text">
      <style:text-properties officeooo:rsid="006a6d7e"/>
    </style:style>
    <style:style style:name="T25" style:family="text">
      <style:text-properties officeooo:rsid="006f430c"/>
    </style:style>
    <style:style style:name="T26" style:family="text">
      <style:text-properties officeooo:rsid="007ffd48"/>
    </style:style>
    <style:style style:name="T27" style:family="text">
      <style:text-properties officeooo:rsid="008cfaba"/>
    </style:style>
    <style:style style:name="T28" style:family="text">
      <style:text-properties officeooo:rsid="008d5bce"/>
    </style:style>
    <style:style style:name="T29" style:family="text">
      <style:text-properties officeooo:rsid="009a1ca9"/>
    </style:style>
    <style:style style:name="T30" style:family="text">
      <style:text-properties officeooo:rsid="009ce395"/>
    </style:style>
    <style:style style:name="T31" style:family="text">
      <style:text-properties officeooo:rsid="00a4e135"/>
    </style:style>
    <style:style style:name="T32" style:family="text">
      <style:text-properties officeooo:rsid="00aacdcf"/>
    </style:style>
    <style:style style:name="T33" style:family="text">
      <style:text-properties officeooo:rsid="00b21534"/>
    </style:style>
    <style:style style:name="T34" style:family="text">
      <style:text-properties officeooo:rsid="00c55c47"/>
    </style:style>
    <style:style style:name="T35" style:family="text">
      <style:text-properties officeooo:rsid="00c65931"/>
    </style:style>
    <style:style style:name="T36" style:family="text">
      <style:text-properties officeooo:rsid="00c80774"/>
    </style:style>
    <style:style style:name="T37" style:family="text">
      <style:text-properties officeooo:rsid="00ce9850"/>
    </style:style>
    <style:style style:name="T38" style:family="text">
      <style:text-properties officeooo:rsid="00cfa3cd"/>
    </style:style>
    <style:style style:name="T39" style:family="text">
      <style:text-properties officeooo:rsid="00d87e9a"/>
    </style:style>
    <style:style style:name="T40" style:family="text">
      <style:text-properties officeooo:rsid="00dbea71"/>
    </style:style>
    <style:style style:name="T41" style:family="text">
      <style:text-properties officeooo:rsid="00e28729"/>
    </style:style>
    <style:style style:name="T42" style:family="text">
      <style:text-properties officeooo:rsid="00e71e71"/>
    </style:style>
    <style:style style:name="T43" style:family="text">
      <style:text-properties officeooo:rsid="00ebe76b"/>
    </style:style>
    <style:style style:name="T44" style:family="text">
      <style:text-properties officeooo:rsid="00ef0de3"/>
    </style:style>
    <style:style style:name="T45" style:family="text">
      <style:text-properties officeooo:rsid="00f2a5f3"/>
    </style:style>
    <style:style style:name="T46" style:family="text">
      <style:text-properties officeooo:rsid="00f46456"/>
    </style:style>
    <style:style style:name="T47" style:family="text">
      <style:text-properties fo:font-weight="normal" officeooo:rsid="0104d5c1" style:font-size-asian="10pt" style:font-weight-asian="normal" style:font-size-complex="10pt" style:font-weight-complex="normal"/>
    </style:style>
    <style:style style:name="T48" style:family="text">
      <style:text-properties fo:font-weight="normal" officeooo:rsid="00a0c2ab" style:font-size-asian="10pt" style:font-weight-asian="normal" style:font-size-complex="10pt" style:font-weight-complex="normal"/>
    </style:style>
    <style:style style:name="T49" style:family="text">
      <style:text-properties fo:font-weight="normal" officeooo:rsid="01084ba1" style:font-size-asian="10pt" style:font-weight-asian="normal" style:font-size-complex="10pt" style:font-weight-complex="normal"/>
    </style:style>
    <style:style style:name="T50" style:family="text">
      <style:text-properties fo:font-weight="normal" officeooo:rsid="011f2321" style:font-size-asian="10pt" style:font-weight-asian="normal" style:font-size-complex="10pt" style:font-weight-complex="normal"/>
    </style:style>
    <style:style style:name="T51" style:family="text">
      <style:text-properties fo:font-weight="normal" officeooo:rsid="01224b5a" style:font-size-asian="10pt" style:font-weight-asian="normal" style:font-size-complex="10pt" style:font-weight-complex="normal"/>
    </style:style>
    <style:style style:name="T52" style:family="text">
      <style:text-properties fo:font-weight="normal" officeooo:rsid="012261fc" style:font-size-asian="10pt" style:font-weight-asian="normal" style:font-size-complex="10pt" style:font-weight-complex="normal"/>
    </style:style>
    <style:style style:name="T53" style:family="text">
      <style:text-properties fo:font-weight="normal" officeooo:rsid="012377ac" style:font-size-asian="10pt" style:font-weight-asian="normal" style:font-size-complex="10pt" style:font-weight-complex="normal"/>
    </style:style>
    <style:style style:name="T54" style:family="text">
      <style:text-properties fo:font-weight="normal" officeooo:rsid="0124bb2f" style:font-size-asian="10pt" style:font-weight-asian="normal" style:font-size-complex="10pt" style:font-weight-complex="normal"/>
    </style:style>
    <style:style style:name="T55" style:family="text">
      <style:text-properties fo:font-weight="normal" officeooo:rsid="0126d221" style:font-size-asian="10pt" style:font-weight-asian="normal" style:font-size-complex="10pt" style:font-weight-complex="normal"/>
    </style:style>
    <style:style style:name="T56" style:family="text">
      <style:text-properties fo:font-weight="normal" officeooo:rsid="0126d714" style:font-size-asian="10pt" style:font-weight-asian="normal" style:font-size-complex="10pt" style:font-weight-complex="normal"/>
    </style:style>
    <style:style style:name="T57" style:family="text">
      <style:text-properties fo:font-weight="normal" officeooo:rsid="012c24ba" style:font-size-asian="10pt" style:font-weight-asian="normal" style:font-size-complex="10pt" style:font-weight-complex="normal"/>
    </style:style>
    <style:style style:name="T58" style:family="text">
      <style:text-properties fo:font-weight="normal" officeooo:rsid="0182add5" style:font-size-asian="10pt" style:font-weight-asian="normal" style:font-size-complex="10pt" style:font-weight-complex="normal"/>
    </style:style>
    <style:style style:name="T59" style:family="text">
      <style:text-properties officeooo:rsid="01084ba1"/>
    </style:style>
    <style:style style:name="T60" style:family="text">
      <style:text-properties officeooo:rsid="012c24ba"/>
    </style:style>
    <style:style style:name="T61" style:family="text">
      <style:text-properties officeooo:rsid="012f37dc"/>
    </style:style>
    <style:style style:name="T62" style:family="text">
      <style:text-properties officeooo:rsid="01308952"/>
    </style:style>
    <style:style style:name="T63" style:family="text">
      <style:text-properties officeooo:rsid="01351234"/>
    </style:style>
    <style:style style:name="T64" style:family="text">
      <style:text-properties officeooo:rsid="013baa05"/>
    </style:style>
    <style:style style:name="T65" style:family="text">
      <style:text-properties officeooo:rsid="013d9553"/>
    </style:style>
    <style:style style:name="T66" style:family="text">
      <style:text-properties style:text-underline-style="none" officeooo:rsid="0142c79b"/>
    </style:style>
    <style:style style:name="T67" style:family="text">
      <style:text-properties style:text-underline-style="none" officeooo:rsid="01490412"/>
    </style:style>
    <style:style style:name="T68" style:family="text">
      <style:text-properties style:text-underline-style="none" officeooo:rsid="014957c9"/>
    </style:style>
    <style:style style:name="T69" style:family="text">
      <style:text-properties officeooo:rsid="01404506"/>
    </style:style>
    <style:style style:name="T70" style:family="text">
      <style:text-properties officeooo:rsid="0142c79b"/>
    </style:style>
    <style:style style:name="T71" style:family="text">
      <style:text-properties officeooo:rsid="01461086"/>
    </style:style>
    <style:style style:name="T72" style:family="text">
      <style:text-properties officeooo:rsid="014b52a5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1500a07" style:font-style-asian="normal" style:font-style-complex="normal"/>
    </style:style>
    <style:style style:name="T75" style:family="text">
      <style:text-properties fo:font-style="normal" officeooo:rsid="015c66bc" style:font-style-asian="normal" style:font-style-complex="normal"/>
    </style:style>
    <style:style style:name="T76" style:family="text">
      <style:text-properties fo:font-style="normal" officeooo:rsid="0165dfdc" style:font-style-asian="normal" style:font-style-complex="normal"/>
    </style:style>
    <style:style style:name="T77" style:family="text">
      <style:text-properties fo:font-style="normal" officeooo:rsid="016c47ec" style:font-style-asian="normal" style:font-style-complex="normal"/>
    </style:style>
    <style:style style:name="T78" style:family="text">
      <style:text-properties fo:font-style="normal" officeooo:rsid="016dfe77" style:font-style-asian="normal" style:font-style-complex="normal"/>
    </style:style>
    <style:style style:name="T79" style:family="text">
      <style:text-properties fo:font-style="normal" officeooo:rsid="01751433" style:font-style-asian="normal" style:font-style-complex="normal"/>
    </style:style>
    <style:style style:name="T80" style:family="text">
      <style:text-properties fo:font-style="normal" officeooo:rsid="01761f6d" style:font-style-asian="normal" style:font-style-complex="normal"/>
    </style:style>
    <style:style style:name="T81" style:family="text">
      <style:text-properties fo:font-style="normal" officeooo:rsid="014b52a5" style:font-style-asian="normal" style:font-style-complex="normal"/>
    </style:style>
    <style:style style:name="T82" style:family="text">
      <style:text-properties fo:font-style="normal" officeooo:rsid="018d58f6" style:font-style-asian="normal" style:font-style-complex="normal"/>
    </style:style>
    <style:style style:name="T83" style:family="text">
      <style:text-properties fo:font-style="normal" officeooo:rsid="018d76ee" style:font-style-asian="normal" style:font-style-complex="normal"/>
    </style:style>
    <style:style style:name="T84" style:family="text">
      <style:text-properties fo:font-style="normal" officeooo:rsid="018e98ff" style:font-style-asian="normal" style:font-style-complex="normal"/>
    </style:style>
    <style:style style:name="T85" style:family="text">
      <style:text-properties fo:font-style="normal" officeooo:rsid="0190d537" style:font-style-asian="normal" style:font-style-complex="normal"/>
    </style:style>
    <style:style style:name="T86" style:family="text">
      <style:text-properties fo:font-style="normal" officeooo:rsid="0192139e" style:font-style-asian="normal" style:font-style-complex="normal"/>
    </style:style>
    <style:style style:name="T87" style:family="text">
      <style:text-properties fo:font-style="normal" officeooo:rsid="019253a1" style:font-style-asian="normal" style:font-style-complex="normal"/>
    </style:style>
    <style:style style:name="T88" style:family="text">
      <style:text-properties fo:font-style="normal" officeooo:rsid="0192e6d0" style:font-style-asian="normal" style:font-style-complex="normal"/>
    </style:style>
    <style:style style:name="T89" style:family="text">
      <style:text-properties fo:font-style="normal" officeooo:rsid="019955c3" style:font-style-asian="normal" style:font-style-complex="normal"/>
    </style:style>
    <style:style style:name="T90" style:family="text">
      <style:text-properties fo:font-style="normal" officeooo:rsid="019ae534" style:font-style-asian="normal" style:font-style-complex="normal"/>
    </style:style>
    <style:style style:name="T91" style:family="text">
      <style:text-properties fo:font-style="normal" officeooo:rsid="019c5885" style:font-style-asian="normal" style:font-style-complex="normal"/>
    </style:style>
    <style:style style:name="T92" style:family="text">
      <style:text-properties fo:font-style="normal" officeooo:rsid="01a26dfa" style:font-style-asian="normal" style:font-style-complex="normal"/>
    </style:style>
    <style:style style:name="T93" style:family="text">
      <style:text-properties fo:font-style="normal" officeooo:rsid="01a51aea" style:font-style-asian="normal" style:font-style-complex="normal"/>
    </style:style>
    <style:style style:name="T94" style:family="text">
      <style:text-properties fo:font-style="normal" officeooo:rsid="01a66b88" style:font-style-asian="normal" style:font-style-complex="normal"/>
    </style:style>
    <style:style style:name="T95" style:family="text">
      <style:text-properties fo:font-style="normal" officeooo:rsid="01a6fb36" style:font-style-asian="normal" style:font-style-complex="normal"/>
    </style:style>
    <style:style style:name="T96" style:family="text">
      <style:text-properties fo:font-style="normal" officeooo:rsid="01ac6c40" style:font-style-asian="normal" style:font-style-complex="normal"/>
    </style:style>
    <style:style style:name="T97" style:family="text">
      <style:text-properties officeooo:rsid="01a0cdfa"/>
    </style:style>
    <style:style style:name="T98" style:family="text">
      <style:text-properties officeooo:rsid="01a6fb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other"><text:span text:style-name="T5">System calls</text:span></text:span></text:p>
      <text:p text:style-name="P3"><text:span text:style-name="other"><text:span text:style-name="T5"/></text:span></text:p>
      <text:p text:style-name="P2"><text:span text:style-name="normal"><text:span text:style-name="T7">main.c : memory manager, first process outside of kernel space </text:span></text:span></text:p>
      <text:p text:style-name="P27"><text:span text:style-name="normal"><text:span text:style-name="T7">When MINIX starts up, the kernel runs for a little while, </text:span></text:span></text:p>
      <text:p text:style-name="P8"><text:span text:style-name="normal"><text:span text:style-name="T12"><text:s/>* initializing itself and its tasks, and then it runs MM</text:span></text:span></text:p>
      <text:p text:style-name="P8"><text:span text:style-name="normal"><text:span text:style-name="T12"/></text:span></text:p>
      <text:p text:style-name="P9"><text:span text:style-name="other"><text:span text:style-name="T4">MESSAGING for IPC in MINIX</text:span></text:span></text:p>
      <text:p text:style-name="P7"><text:span text:style-name="function"><text:span text:style-name="T14">h/type.h</text:span></text:span></text:p>
      <text:p text:style-name="P31"><text:span text:style-name="comment"><text:span text:style-name="T13">typedef struct { </text:span></text:span></text:p>
      <text:p text:style-name="P32"><text:span text:style-name="comment"><text:span text:style-name="T13"><text:tab/></text:span></text:span><text:span text:style-name="comment"><text:span text:style-name="T14">int m_source;int m_type;</text:span></text:span></text:p>
      <text:p text:style-name="P32"><text:span text:style-name="comment"><text:span text:style-name="T14"><text:tab/>union{mess1 m_m1 ..mess</text:span></text:span><text:span text:style-name="comment"><text:span text:style-name="T16">6</text:span></text:span><text:span text:style-name="comment"><text:span text:style-name="T14"> m_m6 } </text:span></text:span><text:span text:style-name="comment"><text:span text:style-name="T15">m_u</text:span></text:span><text:span text:style-name="comment"><text:span text:style-name="T14">;</text:span></text:span></text:p>
      <text:p text:style-name="P32"><text:span text:style-name="comment"><text:span text:style-name="T15">} </text:span></text:span><text:span text:style-name="normal"><text:span text:style-name="T14">message</text:span></text:span></text:p>
      <text:p text:style-name="P33"><text:span text:style-name="function"><text:span text:style-name="T17">lib/sendrec.s:</text:span></text:span></text:p>
      <text:p text:style-name="P33"><text:span text:style-name="normal"><text:span text:style-name="T17"><text:tab/>.globl _</text:span></text:span><text:span text:style-name="function"><text:span text:style-name="T17">send</text:span></text:span><text:span text:style-name="normal"><text:span text:style-name="T17">, _</text:span></text:span><text:span text:style-name="function"><text:span text:style-name="T17">receive</text:span></text:span><text:span text:style-name="normal"><text:span text:style-name="T17">, _</text:span></text:span><text:span text:style-name="function"><text:span text:style-name="T17">sendrec</text:span></text:span></text:p>
      <text:p text:style-name="P34"><text:span text:style-name="function"><text:span text:style-name="T48"><text:tab/></text:span></text:span><text:span text:style-name="other"><text:span text:style-name="T47">mov</text:span></text:span><text:span text:style-name="normal"><text:span text:style-name="T47"> cx, *</text:span></text:span><text:span text:style-name="important"><text:span text:style-name="T47">SEND</text:span></text:span><text:span text:style-name="normal"><text:span text:style-name="T47">, *</text:span></text:span><text:span text:style-name="important"><text:span text:style-name="T47">RECEIVE</text:span></text:span><text:span text:style-name="normal"><text:span text:style-name="T47">, *</text:span></text:span><text:span text:style-name="important"><text:span text:style-name="T47">BOTH</text:span></text:span></text:p>
      <text:p text:style-name="P35"><text:span text:style-name="normal"><text:span text:style-name="T47"><text:tab/></text:span></text:span><text:span text:style-name="other"><text:span text:style-name="T49">push</text:span></text:span><text:span text:style-name="normal"><text:span text:style-name="T49"> bp;</text:span></text:span><text:span text:style-name="other"><text:span text:style-name="T50">mov </text:span></text:span><text:span text:style-name="normal"><text:span text:style-name="T50">bp,sp</text:span></text:span><text:span text:style-name="normal"><text:span text:style-name="T49"> </text:span></text:span></text:p>
      <text:p text:style-name="P35"><text:span text:style-name="normal"><text:span text:style-name="T49"><text:tab/></text:span></text:span><text:span text:style-name="other"><text:span text:style-name="T49">mo</text:span></text:span><text:span text:style-name="other"><text:span text:style-name="T51">v</text:span></text:span><text:span text:style-name="normal"><text:span text:style-name="T49"> ax </text:span></text:span><text:span text:style-name="normal"><text:span text:style-name="T52">4(bp) <text:tab/><text:tab/></text:span></text:span><text:span text:style-name="comment"><text:span text:style-name="T52">//</text:span></text:span><text:span text:style-name="comment"><text:span text:style-name="T53">ax = dest-src</text:span></text:span></text:p>
      <text:p text:style-name="P35"><text:span text:style-name="comment"><text:span text:style-name="T53"><text:tab/></text:span></text:span><text:span text:style-name="other"><text:span text:style-name="T54">mov </text:span></text:span><text:span text:style-name="normal"><text:span text:style-name="T54">bx,6(bp)</text:span></text:span><text:span text:style-name="comment"><text:span text:style-name="T54"><text:tab/><text:tab/>//</text:span></text:span><text:span text:style-name="comment"><text:span text:style-name="T55">bx=message pointer </text:span></text:span></text:p>
      <text:p text:style-name="P34"><text:span text:style-name="normal"><text:span text:style-name="T49"><text:tab/></text:span></text:span><text:span text:style-name="other"><text:span text:style-name="T49">int</text:span></text:span><text:span text:style-name="normal"><text:span text:style-name="T49"> </text:span></text:span><text:span text:style-name="important"><text:span text:style-name="T49">SYSVEC</text:span></text:span><text:span text:style-name="normal"><text:span text:style-name="T49"> <text:s/><text:tab/><text:tab/></text:span></text:span><text:span text:style-name="comment"><text:span text:style-name="T49">// </text:span></text:span><text:span text:style-name="comment"><text:span text:style-name="T56">trap to the kernel :</text:span></text:span><text:span text:style-name="comment"><text:span text:style-name="T49"> </text:span></text:span><text:span text:style-name="comment"><text:span text:style-name="T58">interrupt vector </text:span></text:span><text:span text:style-name="comment"><text:span text:style-name="T49">→</text:span></text:span><text:span text:style-name="comment"><text:span text:style-name="T57"> </text:span></text:span><text:span text:style-name="function"><text:span text:style-name="T57">s_call</text:span></text:span></text:p>
      <text:p text:style-name="P34"><text:span text:style-name="normal"><text:span text:style-name="T49"><text:tab/></text:span></text:span><text:span text:style-name="other"><text:span text:style-name="T49">pop</text:span></text:span><text:span text:style-name="normal"><text:span text:style-name="T49"> bp; </text:span></text:span><text:span text:style-name="other"><text:span text:style-name="T49">ret<text:tab/><text:tab/><text:tab/></text:span></text:span></text:p>
      <text:p text:style-name="P41"><text:span text:style-name="function"/></text:p>
      <text:p text:style-name="P41"><text:span text:style-name="function"><text:span text:style-name="T60">kernel/mpx88.s:s_call</text:span></text:span></text:p>
      <text:p text:style-name="P42"><text:span text:style-name="function"><text:span text:style-name="T61"><text:tab/></text:span></text:span><text:span text:style-name="other"><text:span text:style-name="T61">call </text:span></text:span><text:span text:style-name="normal"><text:span text:style-name="T61">save </text:span></text:span></text:p>
      <text:p text:style-name="P42"><text:span text:style-name="normal"><text:tab/></text:span><text:span text:style-name="other"><text:span text:style-name="T62">mov </text:span></text:span><text:span text:style-name="normal"><text:span text:style-name="T62">bp,_proc_ptr <text:tab/><text:tab/></text:span></text:span><text:span text:style-name="comment"><text:span text:style-name="T62">//get sys_call paramters</text:span></text:span></text:p>
      <text:p text:style-name="P43"><text:span text:style-name="normal"><text:tab/></text:span><text:span text:style-name="other"><text:span text:style-name="T63">push </text:span></text:span><text:span text:style-name="normal"><text:span text:style-name="T63">2(bp)<text:tab/><text:tab/><text:tab/></text:span></text:span><text:span text:style-name="comment"><text:span text:style-name="T49">//push(pointer to user message</text:span></text:span><text:span text:style-name="normal"><text:span text:style-name="T63"><text:tab/></text:span></text:span></text:p>
      <text:p text:style-name="P43"><text:span text:style-name="normal"><text:tab/></text:span><text:span text:style-name="other"><text:span text:style-name="T64">push</text:span></text:span><text:span text:style-name="normal"><text:span text:style-name="T64"> (bp)</text:span></text:span></text:p>
      <text:p text:style-name="P43"><text:span text:style-name="normal"><text:tab/></text:span><text:span text:style-name="other"><text:span text:style-name="T65">push </text:span></text:span><text:span text:style-name="normal"><text:span text:style-name="T65">cur_proc <text:tab/><text:tab/></text:span></text:span><text:span text:style-name="comment"><text:span text:style-name="T65">//push caller </text:span></text:span></text:p>
      <text:p text:style-name="P43"><text:span text:style-name="normal"><text:tab/></text:span><text:span text:style-name="other"><text:span text:style-name="T71">push </text:span></text:span><text:span text:style-name="normal"><text:span text:style-name="T71">4(bp)</text:span></text:span><text:span text:style-name="comment"><text:span text:style-name="T71"><text:tab/><text:tab/><text:tab/>// push (SEND/RECEIVE/BOTH)</text:span></text:span></text:p>
      <text:p text:style-name="P43"><text:span text:style-name="comment"><text:tab/></text:span><text:span text:style-name="other"><text:span text:style-name="T70">call</text:span></text:span><text:span text:style-name="comment"><text:span text:style-name="T70"> </text:span></text:span><text:span text:style-name="function"><text:span text:style-name="T66">sys_call</text:span></text:span><text:span text:style-name="important"><text:span text:style-name="T66"> <text:tab/><text:tab/><text:tab/></text:span></text:span><text:span text:style-name="comment"><text:span text:style-name="T66">// </text:span></text:span><text:span text:style-name="comment"><text:span text:style-name="T67">sys_call</text:span></text:span><text:span text:style-name="comment"><text:span text:style-name="T68">(</text:span></text:span><text:span text:style-name="important"><text:span text:style-name="T68">function</text:span></text:span><text:span text:style-name="comment"><text:span text:style-name="T68">;</text:span></text:span><text:span text:style-name="important"><text:span text:style-name="T68">caller</text:span></text:span><text:span text:style-name="comment"><text:span text:style-name="T68">,</text:span></text:span><text:span text:style-name="important"><text:span text:style-name="T68">src_dest</text:span></text:span><text:span text:style-name="comment"><text:span text:style-name="T68">,</text:span></text:span><text:span text:style-name="important"><text:span text:style-name="T68">m_ptr</text:span></text:span><text:span text:style-name="comment"><text:span text:style-name="T68">)</text:span></text:span></text:p>
      <text:p text:style-name="P43"><text:span text:style-name="normal"><text:tab/></text:span><text:span text:style-name="other"><text:span text:style-name="T69">jmp </text:span></text:span><text:span text:style-name="normal"><text:span text:style-name="T69">restart<text:tab/><text:tab/><text:tab/></text:span></text:span><text:span text:style-name="comment"><text:span text:style-name="T69">// restart proc/task running </text:span></text:span></text:p>
      <text:p text:style-name="P44"><text:span text:style-name="function"/></text:p>
      <text:p text:style-name="P44"><text:span text:style-name="function"><text:span text:style-name="T72">kernel/proc.c:sys_call</text:span></text:span></text:p>
      <text:p text:style-name="P40"><text:span text:style-name="normal"><text:span text:style-name="T7">The only system calls that exist in MINIX are sending and receiving<text:tab/></text:span></text:span></text:p>
      <text:p text:style-name="P40"><text:span text:style-name="comment"><text:span text:style-name="T73">//</text:span></text:span><text:span text:style-name="comment"><text:span text:style-name="T74">check for bad system call parameters</text:span></text:span></text:p>
      <text:p text:style-name="P40"><text:span text:style-name="important"><text:span text:style-name="T74">rp</text:span></text:span><text:span text:style-name="comment"><text:span text:style-name="T74"> = proc_addr(</text:span></text:span><text:span text:style-name="important"><text:span text:style-name="T74">caller</text:span></text:span><text:span text:style-name="comment"><text:span text:style-name="T74">)</text:span></text:span></text:p>
      <text:p text:style-name="P40"><text:span text:style-name="comment"><text:span text:style-name="T74">if (</text:span></text:span><text:span text:style-name="important"><text:span text:style-name="T74">function != BOTH &amp;&amp; caller &gt;= LOW_USER</text:span></text:span><text:span text:style-name="comment"><text:span text:style-name="T74">)</text:span></text:span></text:p>
      <text:p text:style-name="P40"><text:span text:style-name="comment"><text:span text:style-name="T74"><text:tab/></text:span></text:span><text:span text:style-name="important"><text:span text:style-name="T74">rp</text:span></text:span><text:span text:style-name="comment"><text:span text:style-name="T74">-&gt;</text:span></text:span><text:span text:style-name="important"><text:span text:style-name="T74">p_reg</text:span></text:span><text:span text:style-name="comment"><text:span text:style-name="T74">[</text:span></text:span><text:span text:style-name="important"><text:span text:style-name="T74">RET_REG</text:span></text:span><text:span text:style-name="comment"><text:span text:style-name="T74">] = E_NO_PERM;</text:span></text:span><text:span text:style-name="other"><text:span text:style-name="T75">return</text:span></text:span><text:span text:style-name="comment"><text:span text:style-name="T74"><text:tab/><text:tab/><text:tab/>// users only do BOTH </text:span></text:span></text:p>
      <text:p text:style-name="P40"><text:span text:style-name="comment"><text:span text:style-name="T74">//The parameters are ok. Do the call.</text:span></text:span></text:p>
      <text:p text:style-name="P40"><text:span text:style-name="comment"><text:span text:style-name="T74">if (function &amp; </text:span></text:span><text:span text:style-name="important"><text:span text:style-name="T74">SEND</text:span></text:span><text:span text:style-name="comment"><text:span text:style-name="T74">) <text:tab/></text:span></text:span><text:span text:style-name="normal"><text:span text:style-name="T74">→</text:span></text:span><text:span text:style-name="comment"><text:span text:style-name="T76"> </text:span></text:span><text:span text:style-name="function"><text:span text:style-name="T76">mini_send</text:span></text:span><text:span text:style-name="comment"><text:span text:style-name="T76">;</text:span></text:span><text:span text:style-name="comment"><text:span text:style-name="T77">if(n!=OK</text:span></text:span><text:span text:style-name="comment"><text:span text:style-name="T78">) </text:span></text:span><text:span text:style-name="other"><text:span text:style-name="T78">return</text:span></text:span><text:span text:style-name="comment"><text:span text:style-name="T78">;</text:span></text:span></text:p>
      <text:p text:style-name="P45"><text:span text:style-name="comment"><text:span text:style-name="T74">if (function &amp; </text:span></text:span><text:span text:style-name="important"><text:span text:style-name="T79">RECEIVE</text:span></text:span><text:span text:style-name="comment"><text:span text:style-name="T74">) <text:s/></text:span></text:span><text:span text:style-name="normal"><text:span text:style-name="T74">→</text:span></text:span><text:span text:style-name="comment"><text:span text:style-name="T76"> </text:span></text:span><text:span text:style-name="function"><text:span text:style-name="T76">mini_</text:span></text:span><text:span text:style-name="function"><text:span text:style-name="T80">rec <text:s/></text:span></text:span><text:span text:style-name="comment"><text:span text:style-name="T76">;</text:span></text:span><text:span text:style-name="comment"><text:span text:style-name="T77">if(n!=OK</text:span></text:span><text:span text:style-name="comment"><text:span text:style-name="T78">) </text:span></text:span><text:span text:style-name="other"><text:span text:style-name="T78">return</text:span></text:span><text:span text:style-name="comment"><text:span text:style-name="T78">;</text:span></text:span></text:p>
      <text:p text:style-name="P46"><text:span text:style-name="function"><text:span text:style-name="T81"/></text:span></text:p>
      <text:p text:style-name="P46"><text:span text:style-name="function"><text:span text:style-name="T81">kernel/proc.c: </text:span></text:span><text:span text:style-name="function"><text:span text:style-name="T76">mini_send</text:span></text:span></text:p>
      <text:p text:style-name="P40"><text:span text:style-name="normal"><text:span text:style-name="T7">User processes are only allowed to send to FS and MM</text:span></text:span></text:p>
      <text:p text:style-name="P40"><text:span text:style-name="comment"><text:span text:style-name="T73"><text:tab/></text:span></text:span><text:span text:style-name="important"><text:span text:style-name="T73">caller_ptr</text:span></text:span><text:span text:style-name="comment"><text:span text:style-name="T73"> = proc_addr(</text:span></text:span><text:span text:style-name="important"><text:span text:style-name="T73">caller</text:span></text:span><text:span text:style-name="comment"><text:span text:style-name="T73">)</text:span></text:span></text:p>
      <text:p text:style-name="P40"><text:span text:style-name="comment"><text:span text:style-name="T73"><text:tab/></text:span></text:span><text:span text:style-name="important"><text:span text:style-name="T73">dest_ptr </text:span></text:span><text:span text:style-name="comment"><text:span text:style-name="T73">= proc_addr(</text:span></text:span><text:span text:style-name="important"><text:span text:style-name="T73">dest</text:span></text:span><text:span text:style-name="comment"><text:span text:style-name="T73">)</text:span></text:span></text:p>
      <text:p text:style-name="P47"><text:span text:style-name="comment"><text:span text:style-name="T73"><text:tab/></text:span></text:span><text:span text:style-name="comment"><text:span text:style-name="T82">if </text:span></text:span><text:span text:style-name="comment"><text:span text:style-name="T83">( <text:s text:c="3"/></text:span></text:span><text:span text:style-name="comment"><text:span text:style-name="T92">(</text:span></text:span><text:span text:style-name="important"><text:span text:style-name="T82">dest_ptr-</text:span></text:span><text:span text:style-name="important"><text:span text:style-name="T84">&gt;</text:span></text:span><text:span text:style-name="important"><text:span text:style-name="T82">p_flags</text:span></text:span><text:span text:style-name="comment"><text:span text:style-name="T82"> &amp; </text:span></text:span><text:span text:style-name="important"><text:span text:style-name="T82">RECEIVING</text:span></text:span><text:span text:style-name="comment"><text:span text:style-name="T83">) &amp;&amp;</text:span></text:span><text:span text:style-name="comment"><text:span text:style-name="T82"> <text:tab/><text:tab/><text:tab/></text:span></text:span><text:span text:style-name="normal"><text:span text:style-name="T94">destination waiting </text:span></text:span></text:p>
      <text:p text:style-name="P48"><text:span text:style-name="comment"><text:span text:style-name="T82"><text:tab/> <text:s text:c="8"/>(</text:span></text:span><text:span text:style-name="important"><text:span text:style-name="T82">dest_ptr-&gt;p_getfrom </text:span></text:span><text:span text:style-name="comment"><text:span text:style-name="T82">== </text:span></text:span><text:span text:style-name="important"><text:span text:style-name="T82">ANY </text:span></text:span><text:span text:style-name="comment"><text:span text:style-name="T82">|| </text:span></text:span></text:p>
      <text:p text:style-name="P48"><text:span text:style-name="comment"><text:span text:style-name="T82"><text:tab/><text:tab/></text:span></text:span><text:span text:style-name="important"><text:span text:style-name="T82">dest_ptr-&gt;p_getfrom </text:span></text:span><text:span text:style-name="comment"><text:span text:style-name="T82">== </text:span></text:span><text:span text:style-name="important"><text:span text:style-name="T82">caller</text:span></text:span><text:span text:style-name="comment"><text:span text:style-name="T82">)</text:span></text:span><text:span text:style-name="comment"><text:span text:style-name="T93">)</text:span></text:span></text:p>
      <text:p text:style-name="P37"><text:span text:style-name="comment"><text:span text:style-name="T82"><text:tab/><text:tab/></text:span></text:span><text:span text:style-name="normal"><text:span text:style-name="T82">→</text:span></text:span><text:span text:style-name="normal"><text:span text:style-name="T89"> </text:span></text:span><text:span text:style-name="function"><text:span text:style-name="T85">cp_mess</text:span></text:span><text:span text:style-name="comment"><text:span text:style-name="T85">( </text:span></text:span><text:span text:style-name="important"><text:span text:style-name="T85">caller</text:span></text:span><text:span text:style-name="comment"><text:span text:style-name="T85">,caller_</text:span></text:span><text:span text:style-name="comment"><text:span text:style-name="T86">mem </text:span></text:span><text:span text:style-name="comment"><text:span text:style-name="T85">,</text:span></text:span><text:span text:style-name="important"><text:span text:style-name="T85">m_ptr</text:span></text:span><text:span text:style-name="comment"><text:span text:style-name="T85">, </text:span></text:span></text:p>
      <text:p text:style-name="P37"><text:span text:style-name="comment"><text:span text:style-name="T85"><text:tab/><text:tab/><text:tab/><text:tab/></text:span></text:span><text:span text:style-name="important"><text:span text:style-name="T85">dest <text:s/></text:span></text:span><text:span text:style-name="comment"><text:span text:style-name="T85">,</text:span></text:span><text:span text:style-name="comment"><text:span text:style-name="T90">de</text:span></text:span><text:span text:style-name="comment"><text:span text:style-name="T91">s</text:span></text:span><text:span text:style-name="comment"><text:span text:style-name="T90">t_mem <text:s text:c="2"/>,</text:span></text:span><text:span text:style-name="important"><text:span text:style-name="T85">dest_ptr-</text:span></text:span><text:span text:style-name="important"><text:span text:style-name="T87">&gt;p_mess_buf</text:span></text:span><text:span text:style-name="comment"><text:span text:style-name="T88">)</text:span></text:span></text:p>
      <text:p text:style-name="P37"><text:soft-page-break/><text:tab/><text:tab/><text:span text:style-name="important">dest_ptr-&gt;p_flags &amp;= ~RECEIVING <text:tab/><text:tab/><text:tab/></text:span><text:span text:style-name="normal">deblock destination<text:tab/></text:span></text:p>
      <text:p text:style-name="P38"><text:span text:style-name="comment"><text:span text:style-name="T97"><text:tab/>else<text:tab/><text:tab/><text:tab/><text:tab/><text:tab/><text:tab/><text:tab/><text:tab/><text:tab/></text:span></text:span><text:span text:style-name="normal"><text:span text:style-name="T97">destination not waiting</text:span></text:span></text:p>
      <text:p text:style-name="P38"><text:span text:style-name="comment"><text:tab/><text:tab/></text:span><text:span text:style-name="normal"><text:span text:style-name="T11">block and queue caller </text:span></text:span></text:p>
      <text:p text:style-name="P38"><text:span text:style-name="normal"><text:span text:style-name="T11"><text:tab/><text:tab/></text:span></text:span><text:span text:style-name="important"><text:span text:style-name="T95">caller_ptr-&gt;p_messbuf </text:span></text:span><text:span text:style-name="comment"><text:span text:style-name="T95">= </text:span></text:span><text:span text:style-name="important"><text:span text:style-name="T95">m_ptr</text:span></text:span><text:span text:style-name="comment"><text:span text:style-name="T95">;</text:span></text:span></text:p>
      <text:p text:style-name="P39"><text:span text:style-name="normal"><text:span text:style-name="T11"><text:tab/><text:tab/></text:span></text:span><text:span text:style-name="important"><text:span text:style-name="T95">caller_ptr-&gt;p_</text:span></text:span><text:span text:style-name="important"><text:span text:style-name="T96">flags</text:span></text:span><text:span text:style-name="important"><text:span text:style-name="T95"> </text:span></text:span><text:span text:style-name="comment"><text:span text:style-name="T95">= </text:span></text:span><text:span text:style-name="important"><text:span text:style-name="T96">SENDING</text:span></text:span><text:span text:style-name="comment"><text:span text:style-name="T95">;</text:span></text:span></text:p>
      <text:p text:style-name="P49"><text:span text:style-name="other"><text:span text:style-name="T3">SYSTEM CALLS INTERFACE </text:span></text:span></text:p>
      <text:p text:style-name="P40"><text:span text:style-name="function"><text:span text:style-name="T25">include/</text:span></text:span><text:span text:style-name="function">lib.h</text:span><text:span text:style-name="normal"> </text:span></text:p>
      <text:p text:style-name="P5"><text:span text:style-name="other"><text:span text:style-name="T18">extern </text:span></text:span><text:span text:style-name="normal">message </text:span><text:span text:style-name="important">M</text:span><text:span text:style-name="normal">; </text:span></text:p>
      <text:p text:style-name="P6"><text:span text:style-name="function"><text:span text:style-name="T6">lib/call.c</text:span></text:span></text:p>
      <text:p text:style-name="P1"><text:span text:style-name="normal"><text:span text:style-name="T7">messages to processes such as mm,fs,and sys are sent </text:span></text:span></text:p>
      <text:p text:style-name="P1"><text:span text:style-name="function">callm1</text:span><text:span text:style-name="normal">(proc, syscallnr,..) : </text:span></text:p>
      <text:p text:style-name="P16"><text:span text:style-name="normal"><text:tab/></text:span><text:span text:style-name="other">return</text:span><text:span text:style-name="normal"> </text:span><text:span text:style-name="function">callx</text:span><text:span text:style-name="normal">(proc, </text:span><text:span text:style-name="important">syscallnr</text:span><text:span text:style-name="normal">); <text:tab/><text:tab/><text:tab/><text:tab/><text:tab/></text:span><text:span text:style-name="comment">//</text:span><text:span text:style-name="comment"><text:span text:style-name="T30">SYSTASK,FS or MM </text:span></text:span></text:p>
      <text:p text:style-name="P28"><text:span text:style-name="normal"><text:tab/></text:span><text:span text:style-name="important">M</text:span><text:span text:style-name="normal">.</text:span><text:span text:style-name="important">m_type</text:span><text:span text:style-name="normal"> = </text:span><text:span text:style-name="important">syscallnr</text:span><text:span text:style-name="normal">; <text:tab/><text:tab/><text:tab/><text:tab/><text:tab/></text:span><text:span text:style-name="comment">//</text:span><text:span text:style-name="comment"><text:span text:style-name="T31">syscall number</text:span></text:span></text:p>
      <text:p text:style-name="P28"><text:span text:style-name="normal"><text:tab/>k = →</text:span><text:span text:style-name="normal"><text:span text:style-name="T20"> </text:span></text:span><text:span text:style-name="function">sendrec</text:span><text:span text:style-name="normal">(proc, &amp;M);</text:span></text:p>
      <text:p text:style-name="P29"><text:span text:style-name="comment"><text:tab/>if (k != OK) </text:span><text:span text:style-name="other">return</text:span><text:span text:style-name="normal">(k) <text:tab/><text:tab/><text:tab/><text:tab/><text:tab/></text:span><text:span text:style-name="comment">//</text:span><text:span text:style-name="comment"><text:span text:style-name="T29">send failed </text:span></text:span></text:p>
      <text:p text:style-name="P29"><text:span text:style-name="comment"><text:tab/></text:span><text:span text:style-name="comment"><text:span text:style-name="T21">if (M.m_type&lt;0) </text:span></text:span><text:span text:style-name="normal"><text:span text:style-name="T21">errno=-M.m_type; </text:span></text:span><text:span text:style-name="other"><text:span text:style-name="T21">return </text:span></text:span><text:span text:style-name="normal"><text:span text:style-name="T21">-1;<text:tab/></text:span></text:span><text:span text:style-name="comment"><text:span text:style-name="T21">//error</text:span></text:span></text:p>
      <text:p text:style-name="P28"><text:span text:style-name="normal"><text:tab/></text:span><text:span text:style-name="other">return</text:span><text:span text:style-name="normal">(M.m_type) <text:tab/><text:tab/><text:tab/><text:tab/><text:tab/><text:tab/></text:span><text:span text:style-name="comment">//</text:span><text:span text:style-name="comment"><text:span text:style-name="T22">no pb</text:span></text:span></text:p>
      <text:p text:style-name="P12"><text:span text:style-name="normal"><text:span text:style-name="T7">mm:main.c receive</text:span></text:span><text:span text:style-name="normal"><text:span text:style-name="T10">s</text:span></text:span><text:span text:style-name="normal"><text:span text:style-name="T7"> message</text:span></text:span><text:span text:style-name="normal"><text:span text:style-name="T10">s</text:span></text:span><text:span text:style-name="normal"><text:span text:style-name="T7"> in work and issue sys_call</text:span></text:span></text:p>
      <text:p text:style-name="P11"><text:span text:style-name="function"><text:span text:style-name="T23">mm/main.c</text:span></text:span></text:p>
      <text:p text:style-name="P11"><text:span text:style-name="normal"><text:tab/>→</text:span><text:span text:style-name="normal"><text:span text:style-name="T26"> </text:span></text:span><text:span text:style-name="normal">get_work() </text:span></text:p>
      <text:p text:style-name="P11"><text:span text:style-name="normal"><text:tab/><text:tab/>→</text:span><text:span text:style-name="normal"><text:span text:style-name="T28"> </text:span></text:span><text:span text:style-name="function"><text:span text:style-name="T28">receive</text:span></text:span><text:span text:style-name="comment"><text:span text:style-name="T28">(ANY, &amp;mm_in)</text:span></text:span></text:p>
      <text:p text:style-name="P11"><text:span text:style-name="normal"><text:tab/></text:span><text:span text:style-name="comment">error = (*</text:span><text:span text:style-name="important">call_vec</text:span><text:span text:style-name="comment">[mm_in.</text:span><text:span text:style-name="important">m_type</text:span><text:span text:style-name="comment">)()</text:span></text:p>
      <text:p text:style-name="P14"><text:span text:style-name="comment"><text:tab/></text:span><text:span text:style-name="normal">→</text:span><text:span text:style-name="normal"><text:span text:style-name="T27"> </text:span></text:span><text:span text:style-name="normal">reply</text:span><text:span text:style-name="comment">(mm_in.</text:span><text:span text:style-name="important">m_source</text:span><text:span text:style-name="comment">, error, result2, res_ptr)</text:span></text:p>
      <text:p text:style-name="P15"><text:span text:style-name="comment"><text:tab/><text:tab/></text:span><text:span text:style-name="normal">→</text:span><text:span text:style-name="normal"><text:span text:style-name="T27"> </text:span></text:span><text:span text:style-name="function">send</text:span><text:span text:style-name="comment">(mm_in.</text:span><text:span text:style-name="important">m_source</text:span><text:span text:style-name="comment">, &amp;mm_out)</text:span></text:p>
      <text:p text:style-name="P13"><text:span text:style-name="function">mm : table.c</text:span><text:span text:style-name="normal"> </text:span></text:p>
      <text:p text:style-name="P25"><text:span text:style-name="other">extern</text:span><text:span text:style-name="normal"> no_sys(), do_mm_exit(), do_fork(), do_wait(), do_brk(), do_getset(), <text:s/>do_alarm(), do_pause(),do_kill(), do_signal(), do_exec(),unpause(), do_ksig(), do_brk2(); </text:span></text:p>
      <text:p text:style-name="P13"><text:span text:style-name="comment">int (*</text:span><text:span text:style-name="important">call_vec</text:span><text:span text:style-name="comment">[</text:span><text:span text:style-name="normal">NCALLS</text:span><text:span text:style-name="comment">])() = {</text:span><text:span text:style-name="normal"> </text:span></text:p>
      <text:p text:style-name="P26"><text:span text:style-name="normal"><text:tab/>no_sys,<text:tab/>/* <text:s/>0 = unused,68 = TASK_REPLY*/ </text:span></text:p>
      <text:p text:style-name="P13"><text:span text:style-name="normal"><text:tab/>do_mm_exit,<text:tab/>/* <text:s/>1 = exit<text:tab/><text:tab/>*/ </text:span></text:p>
      <text:p text:style-name="P13"><text:span text:style-name="normal"><text:tab/>do_fork,<text:tab/>/* <text:s/>2 = fork<text:tab/><text:tab/>*/ </text:span></text:p>
      <text:p text:style-name="P13"><text:span text:style-name="normal"><text:tab/>do_wait,<text:tab/>/* <text:s/>7 = wait<text:tab/><text:tab/>*/ </text:span></text:p>
      <text:p text:style-name="P13"><text:span text:style-name="normal"><text:tab/>do_brk,<text:tab/>/* 17 = break<text:tab/>*/<text:tab/> </text:span></text:p>
      <text:p text:style-name="P24"><text:span text:style-name="normal"><text:tab/>do_getset,<text:tab/>/* 20 = getpi</text:span><text:span text:style-name="normal"><text:span text:style-name="T59">p, </text:span></text:span><text:span text:style-name="normal">23=setuid, 24=getui</text:span><text:span text:style-name="normal"><text:span text:style-name="T59">d, 46=setgid,47=getgid</text:span></text:span><text:span text:style-name="normal">*/<text:tab/> </text:span></text:p>
      <text:p text:style-name="P13"><text:span text:style-name="normal"><text:tab/>do_alarm,<text:tab/>/* 27 = alarm<text:tab/>*/ </text:span></text:p>
      <text:p text:style-name="P13"><text:span text:style-name="normal"><text:tab/>do_pause,<text:tab/>/* 29 = pause<text:tab/>*/<text:tab/> </text:span></text:p>
      <text:p text:style-name="P13"><text:span text:style-name="normal"><text:tab/>do_kill,<text:tab/>/* 37 = kill<text:tab/><text:tab/>*/ </text:span></text:p>
      <text:p text:style-name="P13"><text:span text:style-name="normal"><text:tab/>do_signal,<text:tab/>/* 48 = sig<text:tab/><text:tab/>*/<text:tab/> </text:span></text:p>
      <text:p text:style-name="P13"><text:span text:style-name="normal"><text:tab/>do_exec,<text:tab/>/* 59 = exece<text:tab/>*/<text:tab/> </text:span></text:p>
      <text:p text:style-name="P13"><text:span text:style-name="normal"><text:tab/>do_ksig,<text:tab/>/* 64 = KSIG: signals originating in the kernel <text:s/>*/ </text:span></text:p>
      <text:p text:style-name="P13"><text:span text:style-name="normal"><text:tab/>do_brk2, <text:tab/>/* 66 = BRK2 (used to tell MM size of FS,INIT) */ </text:span></text:p>
      <text:p text:style-name="P50"><text:span text:style-name="other"><text:span text:style-name="T1"><text:tab/></text:span></text:span><text:span text:style-name="other"><text:span text:style-name="T2">E</text:span></text:span><text:span text:style-name="other"><text:span text:style-name="T1">xample on a fork() lib call <text:s/></text:span></text:span></text:p>
      <text:p text:style-name="P30"><text:span text:style-name="normal"><text:span text:style-name="T7">lib.a </text:span></text:span><text:span text:style-name="normal"><text:span text:style-name="T8">archive contains public library function </text:span></text:span><text:span text:style-name="normal"><text:span text:style-name="T7">fork.c </text:span></text:span><text:span text:style-name="normal"><text:span text:style-name="T9">which sends a message to the memory manager process</text:span></text:span></text:p>
      <text:p text:style-name="P36"><text:span text:style-name="function"><text:span text:style-name="T19">lib/</text:span></text:span><text:span text:style-name="function">fork.c:fork</text:span></text:p>
      <text:p text:style-name="P1"><text:span text:style-name="normal"><text:s/><text:tab/></text:span><text:span text:style-name="other">return </text:span><text:span text:style-name="function">callm1</text:span><text:span text:style-name="normal">(</text:span><text:span text:style-name="important">MM</text:span><text:span text:style-name="normal">, </text:span><text:span text:style-name="important">FORK</text:span><text:span text:style-name="normal">, 0, 0, 0, NIL_PTR, NIL_PTR, NIL_PTR)</text:span></text:p>
      <text:p text:style-name="P10"><text:span text:style-name="normal"><text:tab/><text:tab/>→</text:span><text:span text:style-name="normal"><text:span text:style-name="T20"> </text:span></text:span><text:span text:style-name="function">sendrec</text:span><text:span text:style-name="normal">(</text:span><text:span text:style-name="important"><text:span text:style-name="T24">MM</text:span></text:span><text:span text:style-name="normal">, &amp;</text:span><text:span text:style-name="important">M.</text:span><text:span text:style-name="important"><text:span text:style-name="T24">m_type=FORK</text:span></text:span><text:span text:style-name="normal">)</text:span></text:p>
      <text:p text:style-name="P17"><text:span text:style-name="function"><text:span text:style-name="T32">mm/main.c</text:span></text:span></text:p>
      <text:p text:style-name="P18"><text:span text:style-name="function"><text:tab/></text:span><text:span text:style-name="normal">→</text:span><text:span text:style-name="normal"><text:span text:style-name="T28"> </text:span></text:span><text:span text:style-name="function"><text:span text:style-name="T28">receive</text:span></text:span><text:span text:style-name="comment"><text:span text:style-name="T28">(ANY, &amp;mm_in)</text:span></text:span></text:p>
      <text:p text:style-name="P20"><text:span text:style-name="comment"><text:tab/>error = (*</text:span><text:span text:style-name="important">call_vec</text:span><text:span text:style-name="comment">[</text:span><text:span text:style-name="important"><text:span text:style-name="T24">FORK</text:span></text:span><text:span text:style-name="comment"><text:span text:style-name="T24">]</text:span></text:span><text:span text:style-name="comment">)() </text:span><text:span text:style-name="comment"><text:span text:style-name="T33">= <text:s/></text:span></text:span><text:span text:style-name="function"><text:span text:style-name="T33">do_fork</text:span></text:span></text:p>
      <text:p text:style-name="P19"><text:span text:style-name="normal"><text:tab/>→</text:span><text:span text:style-name="normal"><text:span text:style-name="T27"> </text:span></text:span><text:span text:style-name="function">send</text:span><text:span text:style-name="comment">(mm_in.</text:span><text:span text:style-name="important">m_source</text:span><text:span text:style-name="comment">, &amp;mm_out)</text:span></text:p>
      <text:p text:style-name="P21"><text:span text:style-name="function">mm/forkexit.c:do_fork</text:span></text:p>
      <text:p text:style-name="P1"><text:span text:style-name="comment"><text:tab/>/* Find a free pid for the child and put it in the table. */ </text:span></text:p>
      <text:p text:style-name="P1"><text:span text:style-name="comment"><text:tab/>/* Tell kernel and file system about the (now successful) FORK. */ </text:span></text:p>
      <text:p text:style-name="P1"><text:span text:style-name="normal"><text:tab/>→</text:span><text:span text:style-name="normal"><text:span text:style-name="T34"> </text:span></text:span><text:span text:style-name="function">sys_fork</text:span><text:span text:style-name="comment"><text:span text:style-name="T35">(</text:span></text:span><text:span text:style-name="comment">who, child_nr, rmc-&gt;mp_pid); </text:span></text:p>
      <text:p text:style-name="P1"><text:span text:style-name="normal"><text:tab/>→</text:span><text:span text:style-name="normal"><text:span text:style-name="T36"> </text:span></text:span><text:span text:style-name="function">tell_fs</text:span><text:span text:style-name="comment">(</text:span><text:span text:style-name="important">FORK</text:span><text:span text:style-name="comment">, who, child_nr, 0); </text:span></text:p>
      <text:p text:style-name="P1"><text:span text:style-name="normal"><text:tab/></text:span><text:span text:style-name="comment">/* Report child's memory map to kernel. */ </text:span></text:p>
      <text:p text:style-name="P1"><text:span text:style-name="normal"><text:tab/>→</text:span><text:span text:style-name="normal"><text:span text:style-name="T37"> </text:span></text:span><text:span text:style-name="function">sys_newmap</text:span><text:span text:style-name="comment">(child_nr, rmc-&gt;mp_seg);</text:span><text:span text:style-name="normal"> </text:span></text:p>
      <text:p text:style-name="P1"><text:span text:style-name="normal"><text:tab/></text:span><text:span text:style-name="comment">/* Reply to child to wake it up. */ </text:span></text:p>
      <text:p text:style-name="P1"><text:span text:style-name="normal"><text:tab/>→</text:span><text:span text:style-name="normal"><text:span text:style-name="T38"> </text:span></text:span><text:span text:style-name="function">reply</text:span><text:span text:style-name="normal">(child_nr, 0, 0, NIL_PTR)</text:span></text:p>
      <text:p text:style-name="P1"><text:span text:style-name="normal"><text:tab/></text:span><text:span text:style-name="other">return</text:span><text:span text:style-name="comment">(next_pid)</text:span><text:span text:style-name="normal">; </text:span></text:p>
      <text:p text:style-name="P1"><text:span text:style-name="normal"/></text:p>
      <text:p text:style-name="P1"><text:span text:style-name="function"><text:span text:style-name="T39">lib/</text:span></text:span><text:span text:style-name="function">syslib.c:sys_fork</text:span></text:p>
      <text:p text:style-name="P1"><text:span text:style-name="normal"><text:tab/>→</text:span><text:span text:style-name="normal"><text:span text:style-name="T40"> </text:span></text:span><text:span text:style-name="normal">callm1(</text:span><text:span text:style-name="important">SYSTASK</text:span><text:span text:style-name="normal">, </text:span><text:span text:style-name="important">SYS_FORK</text:span><text:span text:style-name="normal">,</text:span><text:span text:style-name="comment"> parent, child, pid,..</text:span><text:span text:style-name="comment"><text:span text:style-name="T44">)</text:span></text:span><text:span text:style-name="normal"> </text:span></text:p>
      <text:p text:style-name="P1"><text:span text:style-name="function">kernel/system.c:</text:span><text:span text:style-name="function"><text:span text:style-name="T41">sys_task</text:span></text:span></text:p>
      <text:p text:style-name="P1"><text:span text:style-name="normal"><text:tab/></text:span><text:span text:style-name="comment">while (TRUE) { </text:span></text:p>
      <text:p text:style-name="P1"><text:span text:style-name="normal"><text:tab/><text:tab/>→</text:span><text:span text:style-name="normal"><text:span text:style-name="T42"> </text:span></text:span><text:span text:style-name="function">receive</text:span><text:span text:style-name="comment">(ANY, &amp;m); </text:span></text:p>
      <text:p text:style-name="P1"><text:span text:style-name="comment"><text:tab/><text:tab/>switch (m.m_type) </text:span></text:p>
      <text:p text:style-name="P22"><text:span text:style-name="normal"><text:tab/><text:tab/><text:tab/></text:span><text:span text:style-name="comment">case </text:span><text:span text:style-name="important">SYS_FORK</text:span><text:span text:style-name="normal">: →</text:span><text:span text:style-name="normal"><text:span text:style-name="T46"> </text:span></text:span><text:span text:style-name="function">do_fork</text:span><text:span text:style-name="normal">(&amp;m,</text:span><text:span text:style-name="important"><text:span text:style-name="T45">r</text:span></text:span><text:span text:style-name="normal">)</text:span></text:p>
      <text:p text:style-name="P1"><text:span text:style-name="normal"><text:tab/>m.m_type = </text:span><text:span text:style-name="important">r</text:span><text:span text:style-name="normal">;<text:tab/><text:tab/><text:tab/><text:tab/><text:tab/><text:tab/></text:span><text:span text:style-name="comment">/* 'r' reports status of call */ </text:span></text:p>
      <text:p text:style-name="P1"><text:span text:style-name="normal"><text:tab/>→</text:span><text:span text:style-name="normal"><text:span text:style-name="T43"> </text:span></text:span><text:span text:style-name="function">send</text:span><text:span text:style-name="comment">(m.m_source, &amp;m);<text:tab/><text:tab/><text:tab/><text:tab/>/* send reply to caller */ </text:span></text:p>
      <text:p text:style-name="P23"><text:span text:style-name="function">kernel/system.c:do_fork</text:span></text:p>
      <text:p text:style-name="P1"><text:span text:style-name="normal"><text:tab/></text:span><text:span text:style-name="comment">/* Handle sys_fork(). <text:s/>'k1' has forked. <text:s/>The child is 'k2'. */ </text:span></text:p>
      <text:p text:style-name="P1"><text:span text:style-name="comment"><text:tab/>/* Copy parent 'proc' struct to child. */ </text:span></text:p>
      <text:p text:style-name="P1"><text:span text:style-name="normal"><text:tab/></text:span><text:span text:style-name="other">return</text:span><text:span text:style-name="normal">(OK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eX Gyre DejaVu Math" svg:font-family="'TeX Gyre DejaVu Math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" style:family="text">
      <style:text-properties fo:color="#000000" style:font-name="TeX Gyre DejaVu Math" fo:font-family="'TeX Gyre DejaVu Math'" style:font-style-name="Regular" style:font-pitch="variable" fo:font-size="11pt" fo:background-color="transparent"/>
    </style:style>
    <style:style style:name="important" style:family="text" style:parent-style-name="normal">
      <style:text-properties fo:color="#ff0000"/>
    </style:style>
    <style:style style:name="function" style:family="text" style:parent-style-name="normal">
      <style:text-properties fo:color="#00a933"/>
    </style:style>
    <style:style style:name="other" style:family="text" style:parent-style-name="normal">
      <style:text-properties fo:color="#2a6099"/>
    </style:style>
    <style:style style:name="comment" style:family="text" style:parent-style-name="normal">
      <style:text-properties fo:color="#999999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20:26:46.468360025</dc:date>
    <meta:editing-duration>PT4H29M30S</meta:editing-duration>
    <meta:editing-cycles>378</meta:editing-cycles>
    <meta:generator>LibreOffice/6.2.7.1$Linux_X86_64 LibreOffice_project/20$Build-1</meta:generator>
    <meta:document-statistic meta:table-count="0" meta:image-count="0" meta:object-count="0" meta:page-count="4" meta:paragraph-count="117" meta:word-count="607" meta:character-count="4301" meta:non-whitespace-character-count="3551"/>
  </office:meta>
</office:document-meta>
</file>